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091cm" svg:height="8.091cm" svg:x="0.809cm" svg:y="1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11T13:10:59.265336277</dc:date>
    <meta:editing-duration>PT5M58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92cm" svg:height="8.092cm" xlink:href="." xlink:type="simple" chart:class="chart:scatter" chart:style-name="ch1">
        <chart:plot-area chart:style-name="ch2" chart:data-source-has-labels="both" svg:x="0.281cm" svg:y="0.161cm" svg:width="13.53cm" svg:height="7.77cm">
          <chartooo:coordinate-region svg:x="0.823cm" svg:y="0.36cm" svg:width="12.894cm" svg:height="7.372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63507348203432">
                <text:p>-0.9635073482034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374762629171451">
                <text:p>0.3747626291714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0.374762629171452">
                <text:p>-0.3747626291714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9.79717439317883E-016">
                <text:p>-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